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urlyHogRunes-Body1" svg:font-family="CurlyHogRunes-Body" style:font-pitch="variable"/>
    <style:font-face style:name="CurlyHogRunes-Body" svg:font-family="CurlyHogRunes-Body" style:font-adornments="Body-Medium" style:font-pitch="variable"/>
    <style:font-face style:name="CurlyHogRunes-Bold" svg:font-family="CurlyHogRunes-Bold" style:font-pitch="variable"/>
    <style:font-face style:name="CurlyHogRunes-Medium" svg:font-family="CurlyHogRunes-Med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715cm"/>
          <style:tab-stop style:position="17.473cm" style:type="right"/>
        </style:tab-stops>
      </style:paragraph-properties>
      <style:text-properties style:font-name="CurlyHogRunes-Bold" fo:font-size="15pt" style:font-size-asian="15pt" style:font-size-complex="15pt"/>
    </style:style>
    <style:style style:name="P2" style:family="paragraph" style:parent-style-name="Header">
      <style:paragraph-properties fo:margin-left="0.496cm" fo:margin-right="0.637cm" fo:text-align="center" style:justify-single-word="false" fo:text-indent="0cm" style:auto-text-indent="false" fo:background-color="transparent">
        <style:tab-stops>
          <style:tab-stop style:position="6.197cm"/>
          <style:tab-stop style:position="17.473cm" style:type="right"/>
        </style:tab-stops>
        <style:background-image/>
      </style:paragraph-properties>
      <style:text-properties style:use-window-font-color="true" style:font-name="CurlyHogRunes-Bold" fo:font-size="15pt" style:font-size-asian="15pt" style:font-size-complex="15pt"/>
    </style:style>
    <style:style style:name="P3" style:family="paragraph" style:parent-style-name="Standard">
      <style:paragraph-properties fo:margin-left="0.496cm" fo:margin-right="0.637cm" fo:text-align="center" style:justify-single-word="false" fo:text-indent="0cm" style:auto-text-indent="false" fo:background-color="transparent">
        <style:background-image/>
      </style:paragraph-properties>
      <style:text-properties style:font-name="CurlyHogRunes-Medium" fo:font-size="66pt" style:font-size-asian="66pt" style:font-size-complex="66pt"/>
    </style:style>
    <style:style style:name="P4" style:family="paragraph" style:parent-style-name="Standard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Body" fo:font-size="14pt" style:font-size-asian="14pt" style:font-size-complex="14pt"/>
    </style:style>
    <style:style style:name="P5" style:family="paragraph" style:parent-style-name="Header">
      <style:paragraph-properties fo:margin-left="0cm" fo:margin-right="0.637cm" fo:text-align="center" style:justify-single-word="false" fo:text-indent="0cm" style:auto-text-indent="false" fo:background-color="transparent">
        <style:tab-stops>
          <style:tab-stop style:position="6.197cm"/>
          <style:tab-stop style:position="17.473cm" style:type="right"/>
        </style:tab-stops>
        <style:background-image/>
      </style:paragraph-properties>
      <style:text-properties style:use-window-font-color="true" style:font-name="CurlyHogRunes-Bold" fo:font-size="72pt" style:font-size-asian="72pt" style:font-size-complex="72pt"/>
    </style:style>
    <style:style style:name="P6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</style:style>
    <style:style style:name="P7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Bold" fo:font-size="96pt" style:font-size-asian="96pt" style:font-size-complex="96pt"/>
    </style:style>
    <style:style style:name="P8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Bold" fo:font-size="12pt" style:font-size-asian="12pt" style:font-size-complex="12pt"/>
    </style:style>
    <style:style style:name="P9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Bold" fo:font-size="10pt" style:font-size-asian="10pt" style:font-size-complex="10pt"/>
    </style:style>
    <style:style style:name="P10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Medium" fo:font-size="14pt" style:font-size-asian="14pt" style:font-size-complex="14pt"/>
    </style:style>
    <style:style style:name="P11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Medium" fo:font-size="96pt" style:font-size-asian="96pt" style:font-size-complex="96pt"/>
    </style:style>
    <style:style style:name="P12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Medium" fo:font-size="10pt" style:font-size-asian="10pt" style:font-size-complex="10pt"/>
    </style:style>
    <style:style style:name="P13" style:family="paragraph" style:parent-style-name="Text_20_body">
      <style:paragraph-properties fo:margin-left="0.496cm" fo:margin-right="0.637cm" fo:text-indent="0cm" style:auto-text-indent="false" fo:background-color="transparent">
        <style:background-image/>
      </style:paragraph-properties>
      <style:text-properties style:font-name="CurlyHogRunes-Medium" fo:font-size="12pt" style:font-size-asian="12pt" style:font-size-complex="12pt"/>
    </style:style>
    <style:style style:name="P14" style:family="paragraph" style:parent-style-name="Header">
      <style:paragraph-properties>
        <style:tab-stops>
          <style:tab-stop style:position="6.197cm"/>
          <style:tab-stop style:position="17.473cm" style:type="right"/>
        </style:tab-stops>
      </style:paragraph-properties>
      <style:text-properties style:font-name="CurlyHogRunes-Bold" fo:font-size="15pt" style:font-size-asian="15pt" style:font-size-complex="15pt"/>
    </style:style>
    <style:style style:name="P15" style:family="paragraph" style:parent-style-name="Header">
      <style:paragraph-properties>
        <style:tab-stops>
          <style:tab-stop style:position="3.521cm"/>
          <style:tab-stop style:position="17.473cm" style:type="right"/>
        </style:tab-stops>
      </style:paragraph-properties>
      <style:text-properties style:font-name="CurlyHogRunes-Bold" fo:font-size="15pt" style:font-size-asian="15pt" style:font-size-complex="15pt"/>
    </style:style>
    <style:style style:name="P16" style:family="paragraph" style:parent-style-name="Header">
      <style:paragraph-properties fo:margin-left="0.496cm" fo:margin-right="0.637cm" fo:text-align="center" style:justify-single-word="false" fo:text-indent="0cm" style:auto-text-indent="false" fo:background-color="transparent">
        <style:tab-stops>
          <style:tab-stop style:position="6.197cm"/>
          <style:tab-stop style:position="17.473cm" style:type="right"/>
        </style:tab-stops>
        <style:background-image/>
      </style:paragraph-properties>
      <style:text-properties style:use-window-font-color="true" style:font-name="CurlyHogRunes-Bold" fo:font-size="15pt" style:font-size-asian="15pt" style:font-size-complex="15pt"/>
    </style:style>
    <style:style style:name="T1" style:family="text">
      <style:text-properties style:font-name="CurlyHogRunes-Body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88pt" fo:font-style="normal" fo:font-weight="normal" style:font-size-asian="88pt" style:font-style-asian="normal" style:font-weight-asian="normal" style:font-size-complex="88pt" style:font-style-complex="normal" style:font-weight-complex="normal"/>
    </style:style>
    <style:style style:name="T5" style:family="text">
      <style:text-properties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6" style:family="text">
      <style:text-properties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Bold heading]</text:p>
      <text:p text:style-name="P3">[Normal heading]</text:p>
      <text:p text:style-name="P6"><text:span text:style-name="T1"/></text:p>
      <text:p text:style-name="P6"><text:span text:style-name="T1"/></text:p>
      <text:p text:style-name="P6"><text:span text:style-name="T1">In publishing and graphic design, lorem ipsum is common placeholder text used to demonstrate the graphic elements of a document or visual presentation, such as font, typography, and layout. It is a form of 'greeking'.</text:span></text:p>
      <text:p text:style-name="P6"><text:span text:style-name="T1">Even though using 'lorem ipsum' often arouses curiosity due to its resemblance to classical Latin, it is not intended to have meaning. Where text is visible in a document, people tend to focus on the textual content rather than upon overall presentation, so publishers use lorem ipsum when displaying a typeface or design in order to direct the focus to presentation. 'Lorem ipsum' also approximates a typical distribution of letters in English.</text:span></text:p>
      <text:p text:style-name="P6"><text:span text:style-name="T1">In publishing and graphic design, lorem ipsum is common placeholder text used to demonstrate the graphic elements of a document or visual presentation, such as font, typography, and layout. It is a form of 'greeking'.</text:span></text:p>
      <text:p text:style-name="P6"><text:span text:style-name="T1">Even though using 'lorem ipsum' often arouses curiosity due to its resemblance to classical Latin, it is not intended to have meaning. Where text is visible in a document, people tend to focus on the textual content rather than upon overall presentation, so publishers use lorem ipsum when displaying a typeface or design in order to direct the focus to presentation. 'Lorem ipsum' also approximates a typical distribution of letters in English.</text:span></text:p>
      <text:p text:style-name="P4"/>
      <text:section text:style-name="Sect1" text:name="Section1">
        <text:p text:style-name="P7"><text:soft-page-break/><text:span text:style-name="T3">In the</text:span></text:p>
        <text:p text:style-name="P7"><text:span text:style-name="T7">publishing</text:span></text:p>
        <text:p text:style-name="P7"><text:span text:style-name="T8">industry,</text:span></text:p>
        <text:p text:style-name="P7"><text:span text:style-name="T9">lorem ipsum is </text:span><text:span text:style-name="T11">common placeholder text used</text:span></text:p>
        <text:p text:style-name="P7"><text:span text:style-name="T2">to demonstrate the graphic elements of a</text:span></text:p>
        <text:p text:style-name="P7"><text:span text:style-name="T12">document or visual presentation, such as font,</text:span></text:p>
        <text:p text:style-name="P9"><text:span text:style-name="T3">typography, and layout. It is a form of</text:span><text:span text:style-name="T3"> 'greeking'.</text:span></text:p>
        <text:p text:style-name="P8"><text:span text:style-name="T14">Even though using 'lorem ipsum' often arouses curiosity due to</text:span></text:p>
        <text:p text:style-name="P8"><text:span text:style-name="T15">its resemblance to classical Latin, it is not intended to have meaning.</text:span><text:span text:style-name="T3"> </text:span><text:span text:style-name="T15">Where text is visible in a</text:span></text:p>
        <text:p text:style-name="P11"><text:span text:style-name="T3">In the</text:span></text:p>
        <text:p text:style-name="P11"><text:span text:style-name="T7">publishing</text:span></text:p>
        <text:p text:style-name="P11"><text:span text:style-name="T8">industry,</text:span></text:p>
        <text:p text:style-name="P11"><text:span text:style-name="T9">lorem ipsum is </text:span><text:span text:style-name="T11">common placeholder text used</text:span></text:p>
        <text:p text:style-name="P11"><text:span text:style-name="T2">to demonstrate the graphic elements of a</text:span></text:p>
        <text:p text:style-name="P11"><text:span text:style-name="T12">document or visual presentation, such as font,</text:span></text:p>
        <text:p text:style-name="P12"><text:span text:style-name="T3">typography, and layout. It is a form of 'greeking'.</text:span></text:p>
        <text:p text:style-name="P13"><text:span text:style-name="T14">Even though using 'lorem ipsum' often arouses curiosity due to</text:span></text:p>
        <text:p text:style-name="P13"><text:span text:style-name="T15">its resemblance to classical Latin, it is not intended to have meaning.</text:span><text:span text:style-name="T3"> </text:span><text:span text:style-name="T15">Where text is visible in a</text:span></text:p>
        <text:p text:style-name="P10"><text:span text:style-name="T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rlyHogRunes-Body1" svg:font-family="CurlyHogRunes-Body" style:font-pitch="variable"/>
    <style:font-face style:name="CurlyHogRunes-Body" svg:font-family="CurlyHogRunes-Body" style:font-adornments="Body-Medium" style:font-pitch="variable"/>
    <style:font-face style:name="CurlyHogRunes-Bold" svg:font-family="CurlyHogRunes-Bold" style:font-pitch="variable"/>
    <style:font-face style:name="CurlyHogRunes-Medium" svg:font-family="CurlyHogRunes-Med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4.715cm"/>
          <style:tab-stop style:position="17.473cm" style:type="right"/>
        </style:tab-stops>
      </style:paragraph-properties>
      <style:text-properties style:font-name="CurlyHogRunes-Bold" fo:font-size="15pt" style:font-size-asian="15pt" style:font-size-complex="15pt"/>
    </style:style>
    <style:style style:name="P2" style:family="paragraph" style:parent-style-name="Header">
      <style:paragraph-properties>
        <style:tab-stops>
          <style:tab-stop style:position="6.197cm"/>
          <style:tab-stop style:position="17.473cm" style:type="right"/>
        </style:tab-stops>
      </style:paragraph-properties>
      <style:text-properties style:font-name="CurlyHogRunes-Bold" fo:font-size="15pt" style:font-size-asian="15pt" style:font-size-complex="15pt"/>
    </style:style>
    <style:style style:name="P3" style:family="paragraph" style:parent-style-name="Header">
      <style:paragraph-properties fo:margin-left="0.496cm" fo:margin-right="0.637cm" fo:text-align="center" style:justify-single-word="false" fo:text-indent="0cm" style:auto-text-indent="false" fo:background-color="transparent">
        <style:tab-stops>
          <style:tab-stop style:position="6.197cm"/>
          <style:tab-stop style:position="17.473cm" style:type="right"/>
        </style:tab-stops>
        <style:background-image/>
      </style:paragraph-properties>
      <style:text-properties style:use-window-font-color="true" style:font-name="CurlyHogRunes-Bold" fo:font-size="15pt" style:font-size-asian="15pt" style:font-size-complex="15pt"/>
    </style:style>
    <style:style style:name="P4" style:family="paragraph" style:parent-style-name="Header">
      <style:paragraph-properties>
        <style:tab-stops>
          <style:tab-stop style:position="3.521cm"/>
          <style:tab-stop style:position="17.473cm" style:type="right"/>
        </style:tab-stops>
      </style:paragraph-properties>
      <style:text-properties style:font-name="CurlyHogRunes-Bold" fo:font-size="15pt" style:font-size-asian="15pt" style:font-size-complex="15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::<text:tab/>~~~~~~~~&lt; C urlyHogRunes &gt;~~~~~~~~<text:tab/>::</text:p>
        <text:p text:style-name="P2"><text:tab/>B y RedHog - Egil Möller</text:p>
        <text:p text:style-name="P3">########################################################</text:p>
      </style:header>
      <style:footer>
        <text:p text:style-name="P3">########################################################</text:p>
        <text:p text:style-name="P4">::<text:tab/>~~~~~~~~&lt; <text:s text:c="3"/>RedHog@RedHog.ORG <text:s text:c="3"/>&gt;~~~~~~~~<text:tab/>: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Egil Moeller</meta:initial-creator>
    <meta:creation-date>2008-06-18T21:36:11</meta:creation-date>
    <dc:creator>Egil Moeller</dc:creator>
    <dc:date>2008-06-18T22:17:31</dc:date>
    <meta:editing-cycles>6</meta:editing-cycles>
    <meta:editing-duration>PT3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351" meta:character-count="2310"/>
  </office:meta>
</office:document-meta>
</file>